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3" style:family="paragraph" style:parent-style-name="Standard">
      <style:text-properties fo:language="zxx" fo:country="none" fo:font-style="normal" officeooo:paragraph-rsid="00162449" style:language-asian="zxx" style:country-asian="none" style:font-style-asian="normal" style:language-complex="zxx" style:country-complex="none" style:font-style-complex="normal"/>
    </style:style>
    <style:style style:name="P4" style:family="paragraph" style:parent-style-name="Standard">
      <style:text-properties fo:language="zxx" fo:country="none" fo:font-style="normal" officeooo:paragraph-rsid="001f3a38" style:language-asian="zxx" style:country-asian="none" style:font-style-asian="normal" style:language-complex="zxx" style:country-complex="none" style:font-style-complex="normal"/>
    </style:style>
    <style:style style:name="P5" style:family="paragraph" style:parent-style-name="Standard">
      <style:text-properties fo:language="zxx" fo:country="none" fo:font-style="normal" officeooo:paragraph-rsid="0025da2a" style:language-asian="zxx" style:country-asian="none" style:font-style-asian="normal" style:language-complex="zxx" style:country-complex="none" style:font-style-complex="normal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" style:family="paragraph" style:parent-style-name="Standard">
      <style:text-properties fo:language="zxx" fo:country="none" fo:font-style="italic" officeooo:paragraph-rsid="00162449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Standard">
      <style:text-properties fo:color="#c9211e" loext:opacity="100%" fo:language="zxx" fo:country="none" fo:font-style="normal" officeooo:paragraph-rsid="00162449" style:language-asian="zxx" style:country-asian="none" style:font-style-asian="normal" style:language-complex="zxx" style:country-complex="none" style:font-style-complex="normal"/>
    </style:style>
    <style:style style:name="P10" style:family="paragraph" style:parent-style-name="Standard">
      <style:text-properties fo:color="#c9211e" loext:opacity="100%" fo:language="zxx" fo:country="none" fo:font-style="normal" officeooo:paragraph-rsid="001da0ed" style:language-asian="zxx" style:country-asian="none" style:font-style-asian="normal" style:language-complex="zxx" style:country-complex="none" style:font-style-complex="normal"/>
    </style:style>
    <style:style style:name="P11" style:family="paragraph" style:parent-style-name="Standard">
      <style:text-properties fo:color="#c9211e" loext:opacity="100%" fo:language="zxx" fo:country="none" fo:font-style="italic" officeooo:paragraph-rsid="001da0ed" style:language-asian="zxx" style:country-asian="none" style:font-style-asian="italic" style:language-complex="zxx" style:country-complex="none" style:font-style-complex="italic"/>
    </style:style>
    <style:style style:name="P12" style:family="paragraph" style:parent-style-name="Standard">
      <style:text-properties fo:color="#000000" loext:opacity="100%" fo:language="zxx" fo:country="none" fo:font-style="normal" fo:font-weight="bold" officeooo:paragraph-rsid="00162449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3" style:family="paragraph" style:parent-style-name="Standard">
      <style:text-properties fo:color="#c9211e" loext:opacity="100%" fo:language="zxx" fo:country="none" fo:font-style="normal" officeooo:paragraph-rsid="001da0ed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ssh ct1-005.area.trieste.it -l <text:s/>username<text:tab/><text:tab/><text:span text:style-name="T1">enter in the machine</text:span><text:tab/></text:p>
      <text:p text:style-name="P6">pbs <text:tab/><text:tab/><text:tab/><text:tab/><text:tab/><text:tab/><text:tab/><text:span text:style-name="T1">show the status of the machine</text:span></text:p>
      <text:p text:style-name="P7">pwd<text:tab/><text:tab/><text:tab/><text:tab/><text:tab/><text:tab/><text:tab/>print working directory</text:p>
      <text:p text:style-name="P2">ls -lrt<text:tab/><text:tab/><text:tab/><text:tab/><text:tab/><text:tab/><text:tab/><text:span text:style-name="T1">ls long format reverse order time information</text:span></text:p>
      <text:p text:style-name="P2">df -h | grep fast/large/<text:tab/>storage<text:tab/><text:tab/><text:tab/><text:tab/> <text:span text:style-name="T1">show the spec</text:span> (<text:span text:style-name="T1">grep filter the word fast)</text:span></text:p>
      <text:p text:style-name="P2">module<text:tab/><text:tab/><text:tab/><text:span text:style-name="T1"><text:tab/>list all the command to add a module</text:span></text:p>
      <text:p text:style-name="P2">module avail<text:tab/><text:tab/><text:tab/><text:tab/><text:tab/><text:span text:style-name="T1">list all the module avail in the cluster</text:span></text:p>
      <text:p text:style-name="P2">module load <text:span text:style-name="T1">nameprogram<text:tab/><text:tab/><text:tab/>load a module</text:span></text:p>
      <text:p text:style-name="P2">module unload <text:span text:style-name="T1">nomeprogram</text:span></text:p>
      <text:p text:style-name="P2">module list<text:tab/><text:tab/><text:tab/><text:tab/><text:tab/><text:span text:style-name="T1">list all the module loaded</text:span></text:p>
      <text:p text:style-name="P2">env | grep PATH<text:tab/><text:tab/><text:span text:style-name="T1"><text:tab/><text:tab/></text:span></text:p>
      <text:p text:style-name="P2">which gcc<text:tab/><text:tab/><text:tab/><text:tab/><text:span text:style-name="T1">tells <text:s/>where the PATH OF gcc is in</text:span></text:p>
      <text:p text:style-name="P2">who<text:tab/><text:tab/><text:tab/><text:tab/><text:tab/><text:span text:style-name="T1">shows all the people connected to the login node</text:span></text:p>
      <text:p text:style-name="P3">likwid-topology<text:tab/><text:tab/><text:tab/><text:span text:style-name="T1">shows</text:span> <text:span text:style-name="T1">topology of the hardwere (likwid must be loaded)</text:span></text:p>
      <text:p text:style-name="P8"/>
      <text:p text:style-name="P8"/>
      <text:p text:style-name="P8"/>
      <text:p text:style-name="P3">pbsnodes -aS<text:tab/><text:tab/><text:tab/><text:tab/><text:span text:style-name="T1">shows the available resources</text:span></text:p>
      <text:p text:style-name="P3">qstat -Q<text:tab/><text:tab/><text:tab/><text:tab/><text:span text:style-name="T1">shows the queques</text:span></text:p>
      <text:p text:style-name="P5">qstat -rn <text:tab/><text:tab/><text:tab/><text:tab/><text:span text:style-name="T1">show all the runnig jobs(-r) and in which node(-rn)</text:span></text:p>
      <text:p text:style-name="P5">qstat -a<text:tab/><text:tab/><text:tab/><text:tab/><text:tab/><text:span text:style-name="T1">show all the jobs in queqewho</text:span></text:p>
      <text:p text:style-name="P3">qsub -l nodes=1:ppn=1 -lS walltime=3:00:00 -q dssc -I<text:tab/><text:span text:style-name="T1">submitted a jobs with 1 nodes 1 cores, <text:tab/><text:tab/><text:tab/><text:tab/><text:tab/><text:tab/>walltime of 3 h in the dssc queque and interactive</text:span></text:p>
      <text:p text:style-name="P3">env | grep PBS<text:tab/><text:tab/><text:span text:style-name="T1">show </text:span></text:p>
      <text:p text:style-name="P3">cat $PBS_NODEFILE<text:tab/><text:tab/><text:span text:style-name="T1">shows where we are(?)</text:span></text:p>
      <text:p text:style-name="P8">cd $PBS_O_WORKDIR<text:tab/><text:tab/><text:tab/>go to the directory where you have submitted the job <text:tab/><text:tab/><text:tab/><text:tab/><text:tab/>from the login node</text:p>
      <text:p text:style-name="P8"/>
      <text:p text:style-name="P4">module load openmpi<text:tab/>/4.0.3/gnu<text:tab/><text:span text:style-name="T1">load openpi for parallel programming</text:span></text:p>
      <text:p text:style-name="P4">mpicc nomefile.c -o nomefile.x<text:span text:style-name="T1"><text:tab/>compile in parallel</text:span><text:tab/></text:p>
      <text:p text:style-name="P4">mpirun -np 4 ./nomefile.x<text:tab/><text:tab/><text:span text:style-name="T1">run in parallel in 4 core</text:span><text:tab/></text:p>
      <text:p text:style-name="P8"/>
      <text:p text:style-name="P8"/>
      <text:p text:style-name="P8"/>
      <text:p text:style-name="P8"/>
      <text:p text:style-name="P8"/>
      <text:p text:style-name="P8"/>
      <text:p text:style-name="P12">BASH SCRIPTING FOR SENDING A JOBS:</text:p>
      <text:p text:style-name="P9">#!/bin/bash</text:p>
      <text:p text:style-name="P9">#PBS -l nodes=1:ppn=1</text:p>
      <text:p text:style-name="P9">#PBS -l walltime</text:p>
      <text:p text:style-name="P10">#PBS -q thin<text:tab/><text:tab/></text:p>
      <text:p text:style-name="P10"/>
      <text:p text:style-name="P10"/>
      <text:p text:style-name="P10">cd <text:s/>$PBS_O_WORKDIR</text:p>
      <text:p text:style-name="P10">module load openmpi/4.0.4/gnu</text:p>
      <text:p text:style-name="P10"/>
      <text:p text:style-name="P11">command<text:tab/></text:p>
      <text:p text:style-name="P11"/>
      <text:p text:style-name="P10">exit</text:p>
      <text:p text:style-name="P3"/>
      <text:p text:style-name="P3"><text:soft-page-break/>the command for launch the script is qsub nomescript.sh</text:p>
      <text:p text:style-name="P3"/>
      <text:p text:style-name="P3">qstat -f numerojob<text:tab/><text:tab/><text:tab/><text:span text:style-name="T1">return the information about the jobs submitted</text:span></text:p>
      <text:p text:style-name="P1"/>
      <text:p text:style-name="P1">32248</text:p>
      <text:p text:style-name="P1">32263</text:p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2:34:44.018354988</meta:creation-date>
    <dc:date>2021-10-29T00:32:39.082236817</dc:date>
    <meta:editing-duration>PT2H21M47S</meta:editing-duration>
    <meta:editing-cycles>16</meta:editing-cycles>
    <meta:generator>LibreOffice/7.2.1.2$Linux_X86_64 LibreOffice_project/2c9f9a7aa7c967a1b7ec3448959cff87b32f6580</meta:generator>
    <meta:document-statistic meta:table-count="0" meta:image-count="0" meta:object-count="0" meta:page-count="2" meta:paragraph-count="38" meta:word-count="264" meta:character-count="1624" meta:non-whitespace-character-count="1306"/>
  </office:meta>
</office:document-meta>
</file>